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1111<text:s/><text:s/>1111 1111 1111 1111 <text:s/>1111 <text:s/>1111 <text:s/>1111 <text:s/>1111<text:s text:c="2"/>1 <text:s text:c="7"/>1 <text:s/><text:s text:c="5"/>1 <text:s/>1111 <text:s/>1 <text:s text:c="3"/>1 <text:s text:c="2"/></text:p>
      <text:p text:style-name="Standard">1 <text:s text:c="5"/><text:s text:c="2"/>1 <text:s text:c="2"/>1 1 <text:s text:c="3"/>1 1 <text:s text:c="5"/>1 <text:s text:c="7"/>1 <text:s text:c="3"/>1 <text:s/>1 <text:s text:c="6"/>1 <text:s text:c="3"/>1 <text:s/>1 <text:s text:c="6"/>1 <text:s text:c="7"/>1 <text:s text:c="2"/><text:s text:c="4"/>1 <text:s/>1 <text:s text:c="3"/>1 <text:s/>11 <text:s/>1</text:p>
      <text:p text:style-name="Standard">1111<text:s/><text:s/>1111<text:s/>1111 1 <text:s text:c="4"/><text:s/>1111 <text:s/><text:s/>1111 <text:s/>1111 <text:s/>1111 <text:s/>1111 <text:s/>1 <text:s text:c="7"/>1 <text:s text:c="2"/><text:s text:c="3"/>1 <text:s/>1 <text:s text:c="3"/>1 <text:s/>1 1 1</text:p>
      <text:p text:style-name="Standard"><text:s text:c="6"/>1<text:s/><text:s/>1 <text:s text:c="4"/><text:s/>1 <text:s text:c="3"/>1 1 <text:s text:c="5"/>1 <text:s text:c="4"/><text:s text:c="3"/>1 <text:s/>1 <text:s text:c="3"/>1 <text:s text:c="5"/><text:s/>1 <text:s text:c="3"/>1 <text:s/>1 <text:s text:c="5"/><text:s/>1 <text:s text:c="7"/>1 <text:s text:c="3"/><text:s text:c="3"/>1 <text:s/>1 <text:s text:c="3"/>1 <text:s/>1 <text:s/>11</text:p>
      <text:p text:style-name="Standard">1111 <text:s/>1 <text:s text:c="5"/>1 <text:s text:c="3"/>1 1111 1111<text:s/><text:s/>1 <text:s text:c="2"/>1 <text:s text:c="2"/>1111 <text:s/>1111 <text:s/>1111 <text:s/>1111 <text:s/>1111 <text:s/>1 <text:s/>1111 <text:s/>1 <text:s text:c="3"/>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ouloumes.b@gmail.com</dc:creator>
    <meta:creation-date>2022-04-27T09:37:00Z</meta:creation-date>
    <dc:date>2022-04-30T14:45:00Z</dc:date>
    <meta:template xlink:href="Normal" xlink:type="simple"/>
    <meta:editing-cycles>3</meta:editing-cycles>
    <meta:editing-duration>PT7800S</meta:editing-duration>
    <meta:document-statistic meta:page-count="1" meta:paragraph-count="1" meta:word-count="72" meta:character-count="467" meta:row-count="3" meta:non-whitespace-character-count="396"/>
  </office:meta>
</office:document-meta>
</file>